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text-align="star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style:font-size-asian="20pt" style:font-size-complex="2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margin-top="0.5cm" fo:margin-bottom="0cm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paragraph-properties fo:text-align="start"/>
      <style:text-properties fo:font-size="30pt" fo:language="en" fo:country="US" style:font-size-asian="30pt" style:font-size-complex="3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fo:background-color="#ffff00" style:font-size-asian="20pt" style:font-weight-asian="bold" style:font-size-complex="20pt" style:font-weight-complex="bold"/>
    </style:style>
    <style:style style:name="T4" style:family="text">
      <style:text-properties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layer="layout" svg:width="25.199cm" svg:height="4.8cm" svg:x="1.4cm" svg:y="4.6cm" presentation:class="title" presentation:user-transformed="true">
          <draw:text-box>
            <text:p>003 Salida de JavaScript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Bienvenido 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alida de datos en pantalla 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Escribir en un elemento HTML, usando innerHTML.</text:span></text:p>
              </text:list-item>
              <text:list-item>
                <text:p text:style-name="P4"><text:span text:style-name="T1">Escribir en la salida HTML usando document.write ().</text:span></text:p>
              </text:list-item>
              <text:list-item>
                <text:p text:style-name="P4"><text:span text:style-name="T1">Escribir en un cuadro de alerta, usando window.alert ().</text:span></text:p>
              </text:list-item>
              <text:list-item>
                <text:p text:style-name="P4"><text:span text:style-name="T1">Escribir en la consola del navegador, usando console.log ()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ra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Window</text:span></text:p>
              </text:list-item>
              <text:list-item>
                <text:p><text:span text:style-name="T1">Document</text:span></text:p>
              </text:list-item>
              <text:list-item>
                <text:p><text:span text:style-name="T1">Console</text:span></text:p>
              </text:list-item>
              <text:list-item>
                <text:p><text:span text:style-name="T1">Idiomas derivados del latín – Lista de lenguas</text:span></text:p>
              </text:list-item>
              <text:list-item>
                <text:p><text:span text:style-name="T1">JavaScript libraries, frameworks, and plugins.</text:span></text:p>
              </text:list-item>
              <text:list-item>
                <text:p><text:span text:style-name="T1">List of JavaScript libraries</text:span></text:p>
              </text:list-item>
              <text:list-item>
                <text:p><text:span text:style-name="T1">http://html5index.org/index.html</text:span>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draw:frame presentation:style-name="pr4" draw:layer="layout" svg:width="25.199cm" svg:height="3.506cm" svg:x="1.4cm" svg:y="0.837cm" presentation:class="title">
          <draw:text-box>
            <text:p text:style-name="P5">Referencias para JavaScript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M</text:p>
                <text:list>
                  <text:list-item>
                    <text:p><text:a xlink:href="https://devdocs.io/dom/" xlink:type="simple">https://devdocs.io/dom/</text:a><text:tab/></text:p>
                  </text:list-item>
                </text:list>
              </text:list-item>
              <text:list-item>
                <text:p>DOM Events</text:p>
                <text:list>
                  <text:list-item>
                    <text:p><text:a xlink:href="https://devdocs.io/dom_events/" xlink:type="simple">https://devdocs.io/dom_events/</text:a><text:tab/></text:p>
                  </text:list-item>
                </text:list>
              </text:list-item>
              <text:list-item>
                <text:p>JavaScript</text:p>
                <text:list>
                  <text:list-item>
                    <text:p><text:a xlink:href="https://devdocs.io/javascript/" xlink:type="simple">https://devdocs.io/javascript/</text:a><text:tab/></text:p>
                  </text:list-item>
                </text:list>
              </text:list-item>
              <text:list-item>
                <text:p>JavaScript and HTML DOM Reference</text:p>
                <text:list>
                  <text:list-item>
                    <text:p><text:a xlink:href="https://www.w3schools.com/jsref/default.asp" xlink:type="simple">https://www.w3schools.com/jsref/default.asp</text:a><text:tab/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draw:frame presentation:style-name="pr4" draw:layer="layout" svg:width="25.199cm" svg:height="3.506cm" svg:x="1.4cm" svg:y="0.837cm" presentation:class="title">
          <draw:text-box>
            <text:p>Pilas populare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2">Popular Stacks</text:span></text:p>
                <text:p text:style-name="P6"><text:span text:style-name="T2"/></text:p>
                <text:list>
                  <text:list-item>
                    <text:p text:style-name="P7"><text:span text:style-name="T3">LAMP stack: JavaScript - Linux - Apache - MySQL – PHP</text:span></text:p>
                  </text:list-item>
                  <text:list-item>
                    <text:p text:style-name="P7"><text:span text:style-name="T2">LEMP stack: JavaScript - Linux - Nginx - MySQL - PHP</text:span></text:p>
                  </text:list-item>
                  <text:list-item>
                    <text:p text:style-name="P7"><text:span text:style-name="T2">MEAN stack: JavaScript - MongoDB - Express - AngularJS – Node.js</text:span></text:p>
                  </text:list-item>
                  <text:list-item>
                    <text:p text:style-name="P7"><text:span text:style-name="T2">Django stack: JavaScript - Python - Django - MySQL</text:span></text:p>
                  </text:list-item>
                  <text:list-item>
                    <text:p text:style-name="P7"><text:span text:style-name="T2">Ruby on Rails: JavaScript - Ruby - SQLite – Rails</text:span></text:p>
                  </text:list-item>
                </text:list>
                <text:p text:style-name="P6"><text:span text:style-name="T2"/></text:p>
              </text:list-item>
            </text:list>
            <text:p text:style-name="P8"><text:span text:style-name="T2"><text:a xlink:href="https://www.w3schools.com/whatis/whatis_fullstack.asp" xlink:type="simple">https://www.w3schools.com/whatis/whatis_fullstack.asp</text:a></text:span><text:span text:style-name="T2"><text:tab/>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draw:frame presentation:style-name="pr4" draw:layer="layout" svg:width="25.199cm" svg:height="3.506cm" svg:x="1.4cm" svg:y="0.837cm" presentation:class="title">
          <draw:text-box>
            <text:p>Ventaja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p text:style-name="P4"><text:span text:style-name="T2"/></text:p>
              </text:list-header>
              <text:list-item>
                <text:p text:style-name="P4"><text:span text:style-name="T2">Puedes dominar todas las técnicas involucradas en un proyecto de </text:span><text:span text:style-name="T2">desarrollo</text:span></text:p>
              </text:list-item>
              <text:list-item>
                <text:p text:style-name="P4"><text:span text:style-name="T2">Puedes hacer un prototipo muy rápido</text:span></text:p>
              </text:list-item>
              <text:list-item>
                <text:p text:style-name="P4"><text:span text:style-name="T2">Puede proporcionar ayuda a todos los miembros del equipo.</text:span></text:p>
              </text:list-item>
              <text:list-item>
                <text:p text:style-name="P4"><text:span text:style-name="T2">Puedes reducir el costo del proyecto</text:span></text:p>
              </text:list-item>
              <text:list-item>
                <text:p text:style-name="P4"><text:span text:style-name="T2">Puede reducir el tiempo utilizado para la comunicación del equipo.</text:span></text:p>
              </text:list-item>
              <text:list-item>
                <text:p text:style-name="P4"><text:span text:style-name="T2">Puede cambiar entre el desarrollo front-end y el back-end según los </text:span><text:span text:style-name="T2">requisitos.</text:span></text:p>
              </text:list-item>
              <text:list-item>
                <text:p text:style-name="P4"><text:span text:style-name="T2">Puede comprender mejor todos los aspectos de las nuevas y futuras </text:span><text:span text:style-name="T2">tecnologías.</text:span></text:p>
                <text:p text:style-name="P4"><text:span text:style-name="T1"/></text:p>
              </text:list-item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draw:frame presentation:style-name="pr4" draw:layer="layout" svg:width="25.199cm" svg:height="3.506cm" svg:x="1.4cm" svg:y="0.837cm" presentation:class="title">
          <draw:text-box>
            <text:p>Desventaj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 text:style-name="P9"/>
              </text:list-header>
              <text:list-item>
                <text:p text:style-name="P9"><text:span text:style-name="T1">La solución elegida puede ser incorrecta para el proyecto</text:span></text:p>
              </text:list-item>
              <text:list-item>
                <text:p text:style-name="P9"><text:span text:style-name="T1">La solución elegida puede depender de las habilidades del desarrollador</text:span></text:p>
              </text:list-item>
              <text:list-item>
                <text:p text:style-name="P9"><text:span text:style-name="T1">La solución puede generar un riesgo de persona clave</text:span></text:p>
              </text:list-item>
              <text:list-item>
                <text:p><text:span text:style-name="T1">Ser un desarrollador full stack es cada vez más complejo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xml:id="id8" draw:id="id8">
        <office:forms form:automatic-focus="false" form:apply-design-mode="false"/>
        <draw:frame presentation:style-name="pr7" draw:text-style-name="P11" draw:layer="layout" svg:width="19.999cm" svg:height="3.506cm" svg:x="6.6cm" svg:y="8.8cm" presentation:class="title" presentation:user-transformed="true">
          <draw:text-box>
            <text:p text:style-name="P10"><text:span text:style-name="T4">Carlos Alemán </text:span><text:span text:style-name="T4"><text:line-break/></text:span><text:span text:style-name="T4">#codefuncod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4T21:13:50.000423416</meta:creation-date>
    <meta:editing-duration>PT9M42S</meta:editing-duration>
    <meta:editing-cycles>4</meta:editing-cycles>
    <meta:generator>LibreOffice/6.0.7.3$Linux_X86_64 LibreOffice_project/00m0$Build-3</meta:generator>
    <dc:title>Blueprint Plans</dc:title>
    <meta:initial-creator>codefuncode </meta:initial-creator>
    <dc:date>2020-07-05T00:15:18.660184650</dc:date>
    <dc:creator>codefuncode </dc:creator>
    <meta:document-statistic meta:object-count="63"/>
  </office:meta>
</office:document-meta>
</file>